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-color="#00ccff" draw:textarea-horizontal-align="justify" draw:textarea-vertical-align="middle" draw:auto-grow-height="false" fo:min-height="0cm" fo:min-width="0cm" draw:shadow="hidden"/>
    </style:style>
    <style:style style:name="gr3" style:family="graphic" style:parent-style-name="standard">
      <style:graphic-properties draw:stroke="none" svg:stroke-color="#000000" draw:fill="none" draw:fill-color="#ffffff" fo:min-height="0.56cm"/>
    </style:style>
    <style:style style:name="gr4" style:family="graphic" style:parent-style-name="objectwithoutfill">
      <style:graphic-properties svg:stroke-width="0.025cm" svg:stroke-color="#ff3333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color="#000000" draw:fill-color="#ff9999" draw:textarea-horizontal-align="justify" draw:textarea-vertical-align="middle" draw:auto-grow-height="false" fo:min-height="0cm" fo:min-width="0cm" draw:shadow="hidden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ccff"/>
      <style:paragraph-properties fo:text-align="center"/>
    </style:style>
    <style:style style:name="P3" style:family="paragraph">
      <loext:graphic-properties draw:fill="none" draw:fill-color="#ffffff"/>
      <style:text-properties style:font-name="Courier New" fo:font-size="14pt" fo:font-weight="bold" style:font-size-asian="18pt" style:font-weight-asian="bold" style:font-size-complex="18pt" style:font-weight-complex="bold"/>
    </style:style>
    <style:style style:name="P4" style:family="paragraph">
      <loext:graphic-properties draw:fill-color="#ff9999"/>
      <style:paragraph-properties fo:text-align="center"/>
    </style:style>
    <style:style style:name="P5" style:family="paragraph">
      <style:text-properties fo:font-size="24pt" style:font-size-asian="18pt" style:font-size-complex="18pt"/>
    </style:style>
    <style:style style:name="P6" style:family="paragraph">
      <loext:graphic-properties draw:fill="none" draw:fill-color="#ffffff"/>
      <style:text-properties fo:font-size="24pt" style:font-size-asian="18pt" style:font-size-complex="18pt"/>
    </style:style>
    <style:style style:name="T1" style:family="text">
      <style:text-properties style:font-name="Courier New" fo:font-size="14pt" fo:font-weight="bold" style:font-size-asian="18pt" style:font-weight-asian="bold" style:font-size-complex="18pt" style:font-weight-complex="bold"/>
    </style:style>
    <style:style style:name="T2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16cm" svg:y1="23.861cm" svg:x2="12.43cm" svg:y2="23.861cm">
          <text:p/>
        </draw:line>
        <draw:line draw:style-name="gr1" draw:text-style-name="P1" draw:layer="layout" svg:x1="11.16cm" svg:y1="25.131cm" svg:x2="12.43cm" svg:y2="25.131cm">
          <text:p/>
        </draw:line>
        <draw:line draw:style-name="gr1" draw:text-style-name="P1" draw:layer="layout" svg:x1="11.16cm" svg:y1="26.401cm" svg:x2="12.43cm" svg:y2="26.401cm">
          <text:p/>
        </draw:line>
        <draw:line draw:style-name="gr1" draw:text-style-name="P1" draw:layer="layout" svg:x1="11.16cm" svg:y1="27.671cm" svg:x2="12.43cm" svg:y2="27.671cm">
          <text:p/>
        </draw:line>
        <draw:line draw:style-name="gr1" draw:text-style-name="P1" draw:layer="layout" svg:x1="11.16cm" svg:y1="28.941cm" svg:x2="12.43cm" svg:y2="28.941cm">
          <text:p/>
        </draw:line>
        <draw:polygon draw:style-name="gr2" draw:text-style-name="P2" draw:layer="layout" svg:width="0.507cm" svg:height="0.254cm" draw:transform="rotate (-3.14159265358979) translate (11.16cm 23.988cm)" svg:viewBox="0 0 508 255" draw:points="0,127 255,255 255,254 508,254 508,0 255,0 254,0 254,0">
          <text:p/>
        </draw:polygon>
        <draw:polygon draw:style-name="gr2" draw:text-style-name="P2" draw:layer="layout" svg:width="0.507cm" svg:height="0.254cm" draw:transform="rotate (-3.14159265358979) translate (11.16cm 25.259cm)" svg:viewBox="0 0 508 255" draw:points="0,127 255,255 255,254 508,254 508,0 255,0 254,0 254,0">
          <text:p/>
        </draw:polygon>
        <draw:polygon draw:style-name="gr2" draw:text-style-name="P2" draw:layer="layout" svg:width="0.507cm" svg:height="0.254cm" draw:transform="rotate (-3.14159265358979) translate (11.16cm 26.528cm)" svg:viewBox="0 0 508 255" draw:points="0,127 255,255 255,254 508,254 508,0 255,0 254,0 254,0">
          <text:p/>
        </draw:polygon>
        <draw:polygon draw:style-name="gr2" draw:text-style-name="P2" draw:layer="layout" svg:width="0.507cm" svg:height="0.254cm" draw:transform="rotate (-3.14159265358979) translate (11.16cm 27.799cm)" svg:viewBox="0 0 508 255" draw:points="0,127 255,255 255,254 508,254 508,0 255,0 254,0 254,0">
          <text:p/>
        </draw:polygon>
        <draw:polygon draw:style-name="gr2" draw:text-style-name="P2" draw:layer="layout" svg:width="0.507cm" svg:height="0.254cm" draw:transform="rotate (-3.14159265358979) translate (11.16cm 29.069cm)" svg:viewBox="0 0 508 255" draw:points="0,127 255,255 255,254 508,254 508,0 255,0 254,0 254,0">
          <text:p/>
        </draw:polygon>
        <draw:frame draw:style-name="gr3" draw:text-style-name="P3" draw:layer="layout" svg:width="3.81cm" svg:height="0.81cm" svg:x="6.715cm" svg:y="23.431cm">
          <draw:text-box>
            <text:p><text:span text:style-name="T1">a_serial_in</text:span></text:p>
          </draw:text-box>
        </draw:frame>
        <draw:line draw:style-name="gr4" draw:text-style-name="P1" draw:layer="layout" svg:x1="12.684cm" svg:y1="28.687cm" svg:x2="12.176cm" svg:y2="29.195cm">
          <text:p/>
        </draw:line>
        <draw:line draw:style-name="gr4" draw:text-style-name="P1" draw:layer="layout" svg:x1="12.684cm" svg:y1="29.195cm" svg:x2="12.176cm" svg:y2="28.687cm">
          <text:p/>
        </draw:line>
        <draw:line draw:style-name="gr1" draw:text-style-name="P1" draw:layer="layout" svg:x1="12.43cm" svg:y1="27.671cm" svg:x2="13.7cm" svg:y2="28.941cm">
          <text:p/>
        </draw:line>
        <draw:line draw:style-name="gr1" draw:text-style-name="P1" draw:layer="layout" svg:x1="12.43cm" svg:y1="26.401cm" svg:x2="13.7cm" svg:y2="27.671cm">
          <text:p/>
        </draw:line>
        <draw:line draw:style-name="gr1" draw:text-style-name="P1" draw:layer="layout" svg:x1="12.43cm" svg:y1="25.131cm" svg:x2="13.7cm" svg:y2="26.401cm">
          <text:p/>
        </draw:line>
        <draw:line draw:style-name="gr1" draw:text-style-name="P1" draw:layer="layout" svg:x1="12.43cm" svg:y1="23.861cm" svg:x2="13.7cm" svg:y2="25.131cm">
          <text:p/>
        </draw:line>
        <draw:line draw:style-name="gr1" draw:text-style-name="P1" draw:layer="layout" svg:x1="13.7cm" svg:y1="25.131cm" svg:x2="14.97cm" svg:y2="25.131cm">
          <text:p/>
        </draw:line>
        <draw:line draw:style-name="gr1" draw:text-style-name="P1" draw:layer="layout" svg:x1="13.7cm" svg:y1="26.401cm" svg:x2="14.97cm" svg:y2="26.401cm">
          <text:p/>
        </draw:line>
        <draw:line draw:style-name="gr1" draw:text-style-name="P1" draw:layer="layout" svg:x1="13.7cm" svg:y1="27.671cm" svg:x2="14.97cm" svg:y2="27.671cm">
          <text:p/>
        </draw:line>
        <draw:line draw:style-name="gr1" draw:text-style-name="P1" draw:layer="layout" svg:x1="13.7cm" svg:y1="28.941cm" svg:x2="14.97cm" svg:y2="28.941cm">
          <text:p/>
        </draw:line>
        <draw:polygon draw:style-name="gr5" draw:text-style-name="P4" draw:layer="layout" svg:width="0.507cm" svg:height="0.254cm" draw:transform="rotate (-3.14159265358979) translate (15.478cm 25.259cm)" svg:viewBox="0 0 508 255" draw:points="0,127 255,255 255,254 508,254 508,0 255,0 254,0 254,0">
          <text:p/>
        </draw:polygon>
        <draw:polygon draw:style-name="gr5" draw:text-style-name="P4" draw:layer="layout" svg:width="0.507cm" svg:height="0.254cm" draw:transform="rotate (-3.14159265358979) translate (15.478cm 26.53cm)" svg:viewBox="0 0 508 255" draw:points="0,127 255,255 255,254 508,254 508,0 255,0 254,0 254,0">
          <text:p/>
        </draw:polygon>
        <draw:polygon draw:style-name="gr5" draw:text-style-name="P4" draw:layer="layout" svg:width="0.507cm" svg:height="0.254cm" draw:transform="rotate (-3.14159265358979) translate (15.478cm 27.799cm)" svg:viewBox="0 0 508 255" draw:points="0,127 255,255 255,254 508,254 508,0 255,0 254,0 254,0">
          <text:p/>
        </draw:polygon>
        <draw:polygon draw:style-name="gr5" draw:text-style-name="P4" draw:layer="layout" svg:width="0.507cm" svg:height="0.254cm" draw:transform="rotate (-3.14159265358979) translate (15.478cm 29.07cm)" svg:viewBox="0 0 508 255" draw:points="0,127 255,255 255,254 508,254 508,0 255,0 254,0 254,0">
          <text:p/>
        </draw:polygon>
        <draw:frame draw:style-name="gr3" draw:text-style-name="P3" draw:layer="layout" svg:width="4.064cm" svg:height="0.81cm" svg:x="6.461cm" svg:y="24.701cm">
          <draw:text-box>
            <text:p><text:span text:style-name="T1">a_storage[3]</text:span></text:p>
          </draw:text-box>
        </draw:frame>
        <draw:frame draw:style-name="gr3" draw:text-style-name="P3" draw:layer="layout" svg:width="4.064cm" svg:height="0.81cm" svg:x="6.461cm" svg:y="25.971cm">
          <draw:text-box>
            <text:p><text:span text:style-name="T1">a_storage[2]</text:span></text:p>
          </draw:text-box>
        </draw:frame>
        <draw:frame draw:style-name="gr3" draw:text-style-name="P3" draw:layer="layout" svg:width="4.064cm" svg:height="0.81cm" svg:x="6.461cm" svg:y="27.241cm">
          <draw:text-box>
            <text:p><text:span text:style-name="T1">a_storage[1]</text:span></text:p>
          </draw:text-box>
        </draw:frame>
        <draw:frame draw:style-name="gr3" draw:text-style-name="P3" draw:layer="layout" svg:width="4.064cm" svg:height="0.81cm" svg:x="6.461cm" svg:y="28.511cm">
          <draw:text-box>
            <text:p><text:span text:style-name="T1">a_storage[0]</text:span></text:p>
          </draw:text-box>
        </draw:frame>
        <draw:frame draw:style-name="gr3" draw:text-style-name="P3" draw:layer="layout" svg:width="4.064cm" svg:height="0.81cm" svg:x="15.605cm" svg:y="24.701cm">
          <draw:text-box>
            <text:p><text:span text:style-name="T1">a_storage[3]</text:span></text:p>
          </draw:text-box>
        </draw:frame>
        <draw:frame draw:style-name="gr3" draw:text-style-name="P3" draw:layer="layout" svg:width="4.064cm" svg:height="0.81cm" svg:x="15.605cm" svg:y="25.971cm">
          <draw:text-box>
            <text:p><text:span text:style-name="T1">a_storage[2]</text:span></text:p>
          </draw:text-box>
        </draw:frame>
        <draw:frame draw:style-name="gr3" draw:text-style-name="P3" draw:layer="layout" svg:width="4.064cm" svg:height="0.81cm" svg:x="15.605cm" svg:y="27.241cm">
          <draw:text-box>
            <text:p><text:span text:style-name="T1">a_storage[1]</text:span></text:p>
          </draw:text-box>
        </draw:frame>
        <draw:frame draw:style-name="gr3" draw:text-style-name="P3" draw:layer="layout" svg:width="4.064cm" svg:height="0.81cm" svg:x="15.605cm" svg:y="28.511cm">
          <draw:text-box>
            <text:p><text:span text:style-name="T1">a_storage[0]</text:span></text:p>
          </draw:text-box>
        </draw:frame>
        <draw:frame draw:style-name="gr6" draw:text-style-name="P6" draw:layer="layout" svg:width="8.636cm" svg:height="1.27cm" svg:x="8.62cm" svg:y="21.066cm">
          <draw:text-box>
            <text:p text:style-name="P5"><text:span text:style-name="T2">Equivalent Schemat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6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52:46.398000919</meta:creation-date>
    <dc:date>2017-02-14T14:05:16.332240265</dc:date>
    <meta:editing-duration>PT12M28S</meta:editing-duration>
    <meta:editing-cycles>6</meta:editing-cycles>
    <meta:generator>LibreOffice/5.1.4.2$Linux_X86_64 LibreOffice_project/10m0$Build-2</meta:generator>
    <meta:document-statistic meta:object-count="34"/>
  </office:meta>
</office:document-meta>
</file>